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.732cm" svg:height="14.726cm" svg:x="7.096cm" svg:y="4.239cm">
            <draw:object draw:notify-on-update-of-ranges="Sheet1.V3:Sheet1.V8 Sheet1.X2:Sheet1.X2 Sheet1.X3:Sheet1.X8 Sheet1.W2:Sheet1.W2 Sheet1.W3:Sheet1.W8 Sheet1.Y2:Sheet1.Y2 Sheet1.Y3:Sheet1.Y8 Sheet1.Z2:Sheet1.Z2 Sheet1.Z3:Sheet1.Z8 Sheet1.AA2:Sheet1.AA2 Sheet1.AA3:Sheet1.AA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Promed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Heapselect</text:p>
          </table:table-cell>
          <table:table-cell office:value-type="string" calcext:value-type="string">
            <text:p>K_Heapsort</text:p>
          </table:table-cell>
          <table:table-cell office:value-type="string" calcext:value-type="string">
            <text:p>K_Selecciones</text:p>
          </table:table-cell>
          <table:table-cell office:value-type="string" calcext:value-type="string">
            <text:p>Quickselect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Heapselect</text:p>
          </table:table-cell>
          <table:table-cell office:value-type="string" calcext:value-type="string">
            <text:p>K_Heapsort</text:p>
          </table:table-cell>
          <table:table-cell office:value-type="string" calcext:value-type="string">
            <text:p>K_Selecciones</text:p>
          </table:table-cell>
          <table:table-cell office:value-type="string" calcext:value-type="string">
            <text:p>Quickselect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Heapselect</text:p>
          </table:table-cell>
          <table:table-cell office:value-type="string" calcext:value-type="string">
            <text:p>K_Heapsort</text:p>
          </table:table-cell>
          <table:table-cell office:value-type="string" calcext:value-type="string">
            <text:p>K_Selecciones</text:p>
          </table:table-cell>
          <table:table-cell office:value-type="string" calcext:value-type="string">
            <text:p>Quickselect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Heapselect</text:p>
          </table:table-cell>
          <table:table-cell office:value-type="string" calcext:value-type="string">
            <text:p>K_Heapsort</text:p>
          </table:table-cell>
          <table:table-cell office:value-type="string" calcext:value-type="string">
            <text:p>K_Selecciones</text:p>
          </table:table-cell>
          <table:table-cell office:value-type="string" calcext:value-type="string">
            <text:p>Quicksele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7.1" calcext:value-type="float">
            <text:p>27,1</text:p>
          </table:table-cell>
          <table:table-cell office:value-type="float" office:value="0.014" calcext:value-type="float">
            <text:p>0,014</text:p>
          </table:table-cell>
          <table:table-cell office:value-type="float" office:value="0.03" calcext:value-type="float">
            <text:p>0,03</text:p>
          </table:table-cell>
          <table:table-cell office:value-type="float" office:value="91.9" calcext:value-type="float">
            <text:p>91,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6.9" calcext:value-type="float">
            <text:p>16,9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26.7" calcext:value-type="float">
            <text:p>26,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09" calcext:value-type="float">
            <text:p>0,009</text:p>
          </table:table-cell>
          <table:table-cell office:value-type="float" office:value="22.6" calcext:value-type="float">
            <text:p>22,6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B3]+[.I3]+[.P3])/3" office:value-type="float" office:value="321.666666666667" calcext:value-type="float">
            <text:p>321,6666666667</text:p>
          </table:table-cell>
          <table:table-cell table:formula="of:=([.C3]+[.J3]+[.Q3])/3" office:value-type="float" office:value="22.6666666666667" calcext:value-type="float">
            <text:p>22,6666666667</text:p>
          </table:table-cell>
          <table:table-cell table:formula="of:=([.D3]+[.K3]+[.R3])/3" office:value-type="float" office:value="0.011" calcext:value-type="float">
            <text:p>0,011</text:p>
          </table:table-cell>
          <table:table-cell table:formula="of:=([.E3]+[.L3]+[.S3])/3" office:value-type="float" office:value="0.0163333333333333" calcext:value-type="float">
            <text:p>0,0163333333</text:p>
          </table:table-cell>
          <table:table-cell table:formula="of:=([.F3]+[.M3]+[.T3])/3" office:value-type="float" office:value="47.0666666666667" calcext:value-type="float">
            <text:p>47,06666666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9" calcext:value-type="float">
            <text:p>309</text:p>
          </table:table-cell>
          <table:table-cell office:value-type="float" office:value="47.6" calcext:value-type="float">
            <text:p>47,6</text:p>
          </table:table-cell>
          <table:table-cell office:value-type="float" office:value="85.4" calcext:value-type="float">
            <text:p>85,4</text:p>
          </table:table-cell>
          <table:table-cell office:value-type="float" office:value="95.3" calcext:value-type="float">
            <text:p>95,3</text:p>
          </table:table-cell>
          <table:table-cell office:value-type="float" office:value="53.2" calcext:value-type="float">
            <text:p>53,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36" calcext:value-type="float">
            <text:p>236</text:p>
          </table:table-cell>
          <table:table-cell office:value-type="float" office:value="24.9" calcext:value-type="float">
            <text:p>24,9</text:p>
          </table:table-cell>
          <table:table-cell office:value-type="float" office:value="50.4" calcext:value-type="float">
            <text:p>50,4</text:p>
          </table:table-cell>
          <table:table-cell office:value-type="float" office:value="144" calcext:value-type="float">
            <text:p>144</text:p>
          </table:table-cell>
          <table:table-cell office:value-type="float" office:value="37.4" calcext:value-type="float">
            <text:p>37,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90" calcext:value-type="float">
            <text:p>390</text:p>
          </table:table-cell>
          <table:table-cell office:value-type="float" office:value="25.7" calcext:value-type="float">
            <text:p>25,7</text:p>
          </table:table-cell>
          <table:table-cell office:value-type="float" office:value="47" calcext:value-type="float">
            <text:p>47</text:p>
          </table:table-cell>
          <table:table-cell office:value-type="float" office:value="122" calcext:value-type="float">
            <text:p>122</text:p>
          </table:table-cell>
          <table:table-cell office:value-type="float" office:value="63.6" calcext:value-type="float">
            <text:p>63,6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([.B4]+[.I4]+[.P4])/3" office:value-type="float" office:value="311.666666666667" calcext:value-type="float">
            <text:p>311,6666666667</text:p>
          </table:table-cell>
          <table:table-cell table:formula="of:=([.C4]+[.J4]+[.Q4])/3" office:value-type="float" office:value="32.7333333333333" calcext:value-type="float">
            <text:p>32,7333333333</text:p>
          </table:table-cell>
          <table:table-cell table:formula="of:=([.D4]+[.K4]+[.R4])/3" office:value-type="float" office:value="60.9333333333333" calcext:value-type="float">
            <text:p>60,9333333333</text:p>
          </table:table-cell>
          <table:table-cell table:formula="of:=([.E4]+[.L4]+[.S4])/3" office:value-type="float" office:value="120.433333333333" calcext:value-type="float">
            <text:p>120,4333333333</text:p>
          </table:table-cell>
          <table:table-cell table:formula="of:=([.F4]+[.M4]+[.T4])/3" office:value-type="float" office:value="51.4" calcext:value-type="float">
            <text:p>51,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20" calcext:value-type="float">
            <text:p>520</text:p>
          </table:table-cell>
          <table:table-cell office:value-type="float" office:value="62.4" calcext:value-type="float">
            <text:p>62,4</text:p>
          </table:table-cell>
          <table:table-cell office:value-type="float" office:value="120" calcext:value-type="float">
            <text:p>120</text:p>
          </table:table-cell>
          <table:table-cell office:value-type="float" office:value="168" calcext:value-type="float">
            <text:p>168</text:p>
          </table:table-cell>
          <table:table-cell office:value-type="float" office:value="73.5" calcext:value-type="float">
            <text:p>73,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58" calcext:value-type="float">
            <text:p>158</text:p>
          </table:table-cell>
          <table:table-cell office:value-type="float" office:value="38.7" calcext:value-type="float">
            <text:p>38,7</text:p>
          </table:table-cell>
          <table:table-cell office:value-type="float" office:value="45" calcext:value-type="float">
            <text:p>45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7" calcext:value-type="float">
            <text:p>207</text:p>
          </table:table-cell>
          <table:table-cell office:value-type="float" office:value="33.1" calcext:value-type="float">
            <text:p>33,1</text:p>
          </table:table-cell>
          <table:table-cell office:value-type="float" office:value="44.7" calcext:value-type="float">
            <text:p>44,7</text:p>
          </table:table-cell>
          <table:table-cell office:value-type="float" office:value="127" calcext:value-type="float">
            <text:p>127</text:p>
          </table:table-cell>
          <table:table-cell office:value-type="float" office:value="65.7" calcext:value-type="float">
            <text:p>65,7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([.B5]+[.I5]+[.P5])/3" office:value-type="float" office:value="295" calcext:value-type="float">
            <text:p>295</text:p>
          </table:table-cell>
          <table:table-cell table:formula="of:=([.C5]+[.J5]+[.Q5])/3" office:value-type="float" office:value="44.7333333333333" calcext:value-type="float">
            <text:p>44,7333333333</text:p>
          </table:table-cell>
          <table:table-cell table:formula="of:=([.D5]+[.K5]+[.R5])/3" office:value-type="float" office:value="69.9" calcext:value-type="float">
            <text:p>69,9</text:p>
          </table:table-cell>
          <table:table-cell table:formula="of:=([.E5]+[.L5]+[.S5])/3" office:value-type="float" office:value="142.666666666667" calcext:value-type="float">
            <text:p>142,6666666667</text:p>
          </table:table-cell>
          <table:table-cell table:formula="of:=([.F5]+[.M5]+[.T5])/3" office:value-type="float" office:value="60.4" calcext:value-type="float">
            <text:p>60,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40" calcext:value-type="float">
            <text:p>540</text:p>
          </table:table-cell>
          <table:table-cell office:value-type="float" office:value="78.3" calcext:value-type="float">
            <text:p>78,3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37.2" calcext:value-type="float">
            <text:p>37,2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59" calcext:value-type="float">
            <text:p>259</text:p>
          </table:table-cell>
          <table:table-cell office:value-type="float" office:value="50.1" calcext:value-type="float">
            <text:p>50,1</text:p>
          </table:table-cell>
          <table:table-cell office:value-type="float" office:value="58.8" calcext:value-type="float">
            <text:p>58,8</text:p>
          </table:table-cell>
          <table:table-cell office:value-type="float" office:value="154" calcext:value-type="float">
            <text:p>154</text:p>
          </table:table-cell>
          <table:table-cell office:value-type="float" office:value="41.4" calcext:value-type="float">
            <text:p>41,4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76" calcext:value-type="float">
            <text:p>176</text:p>
          </table:table-cell>
          <table:table-cell office:value-type="float" office:value="44.6" calcext:value-type="float">
            <text:p>44,6</text:p>
          </table:table-cell>
          <table:table-cell office:value-type="float" office:value="62.8" calcext:value-type="float">
            <text:p>62,8</text:p>
          </table:table-cell>
          <table:table-cell office:value-type="float" office:value="161" calcext:value-type="float">
            <text:p>161</text:p>
          </table:table-cell>
          <table:table-cell office:value-type="float" office:value="35.1" calcext:value-type="float">
            <text:p>35,1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([.B6]+[.I6]+[.P6])/3" office:value-type="float" office:value="325" calcext:value-type="float">
            <text:p>325</text:p>
          </table:table-cell>
          <table:table-cell table:formula="of:=([.C6]+[.J6]+[.Q6])/3" office:value-type="float" office:value="57.6666666666667" calcext:value-type="float">
            <text:p>57,6666666667</text:p>
          </table:table-cell>
          <table:table-cell table:formula="of:=([.D6]+[.K6]+[.R6])/3" office:value-type="float" office:value="98.5333333333334" calcext:value-type="float">
            <text:p>98,5333333333</text:p>
          </table:table-cell>
          <table:table-cell table:formula="of:=([.E6]+[.L6]+[.S6])/3" office:value-type="float" office:value="167.666666666667" calcext:value-type="float">
            <text:p>167,6666666667</text:p>
          </table:table-cell>
          <table:table-cell table:formula="of:=([.F6]+[.M6]+[.T6])/3" office:value-type="float" office:value="37.9" calcext:value-type="float">
            <text:p>37,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.4" calcext:value-type="float">
            <text:p>49,4</text:p>
          </table:table-cell>
          <table:table-cell office:value-type="float" office:value="88.8" calcext:value-type="float">
            <text:p>88,8</text:p>
          </table:table-cell>
          <table:table-cell office:value-type="float" office:value="204" calcext:value-type="float">
            <text:p>204</text:p>
          </table:table-cell>
          <table:table-cell office:value-type="float" office:value="260" calcext:value-type="float">
            <text:p>260</text:p>
          </table:table-cell>
          <table:table-cell office:value-type="float" office:value="64.3" calcext:value-type="float">
            <text:p>64,3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242" calcext:value-type="float">
            <text:p>242</text:p>
          </table:table-cell>
          <table:table-cell office:value-type="float" office:value="52.2" calcext:value-type="float">
            <text:p>52,2</text:p>
          </table:table-cell>
          <table:table-cell office:value-type="float" office:value="82.5" calcext:value-type="float">
            <text:p>82,5</text:p>
          </table:table-cell>
          <table:table-cell office:value-type="float" office:value="165" calcext:value-type="float">
            <text:p>165</text:p>
          </table:table-cell>
          <table:table-cell office:value-type="float" office:value="47.4" calcext:value-type="float">
            <text:p>47,4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221" calcext:value-type="float">
            <text:p>221</text:p>
          </table:table-cell>
          <table:table-cell office:value-type="float" office:value="41.6" calcext:value-type="float">
            <text:p>41,6</text:p>
          </table:table-cell>
          <table:table-cell office:value-type="float" office:value="72.1" calcext:value-type="float">
            <text:p>72,1</text:p>
          </table:table-cell>
          <table:table-cell office:value-type="float" office:value="183" calcext:value-type="float">
            <text:p>183</text:p>
          </table:table-cell>
          <table:table-cell office:value-type="float" office:value="47.2" calcext:value-type="float">
            <text:p>47,2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([.B7]+[.I7]+[.P7])/3" office:value-type="float" office:value="170.8" calcext:value-type="float">
            <text:p>170,8</text:p>
          </table:table-cell>
          <table:table-cell table:formula="of:=([.C7]+[.J7]+[.Q7])/3" office:value-type="float" office:value="60.8666666666667" calcext:value-type="float">
            <text:p>60,8666666667</text:p>
          </table:table-cell>
          <table:table-cell table:formula="of:=([.D7]+[.K7]+[.R7])/3" office:value-type="float" office:value="119.533333333333" calcext:value-type="float">
            <text:p>119,5333333333</text:p>
          </table:table-cell>
          <table:table-cell table:formula="of:=([.E7]+[.L7]+[.S7])/3" office:value-type="float" office:value="202.666666666667" calcext:value-type="float">
            <text:p>202,6666666667</text:p>
          </table:table-cell>
          <table:table-cell table:formula="of:=([.F7]+[.M7]+[.T7])/3" office:value-type="float" office:value="52.9666666666667" calcext:value-type="float">
            <text:p>52,9666666667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float" office:value="538" calcext:value-type="float">
            <text:p>538</text:p>
          </table:table-cell>
          <table:table-cell office:value-type="float" office:value="105" calcext:value-type="float">
            <text:p>105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47.3" calcext:value-type="float">
            <text:p>47,3</text:p>
          </table:table-cell>
          <table:table-cell/>
          <table:table-cell office:value-type="float" office:value="9999" calcext:value-type="float">
            <text:p>9999</text:p>
          </table:table-cell>
          <table:table-cell office:value-type="float" office:value="283" calcext:value-type="float">
            <text:p>283</text:p>
          </table:table-cell>
          <table:table-cell office:value-type="float" office:value="51.6" calcext:value-type="float">
            <text:p>51,6</text:p>
          </table:table-cell>
          <table:table-cell office:value-type="float" office:value="90" calcext:value-type="float">
            <text:p>90</text:p>
          </table:table-cell>
          <table:table-cell office:value-type="float" office:value="167" calcext:value-type="float">
            <text:p>167</text:p>
          </table:table-cell>
          <table:table-cell office:value-type="float" office:value="2574" calcext:value-type="float">
            <text:p>2574</text:p>
          </table:table-cell>
          <table:table-cell/>
          <table:table-cell office:value-type="float" office:value="9999" calcext:value-type="float">
            <text:p>9999</text:p>
          </table:table-cell>
          <table:table-cell office:value-type="float" office:value="304" calcext:value-type="float">
            <text:p>304</text:p>
          </table:table-cell>
          <table:table-cell office:value-type="float" office:value="45.1" calcext:value-type="float">
            <text:p>45,1</text:p>
          </table:table-cell>
          <table:table-cell office:value-type="float" office:value="82.4" calcext:value-type="float">
            <text:p>82,4</text:p>
          </table:table-cell>
          <table:table-cell office:value-type="float" office:value="189" calcext:value-type="float">
            <text:p>189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9999" calcext:value-type="float">
            <text:p>9999</text:p>
          </table:table-cell>
          <table:table-cell table:formula="of:=([.B8]+[.I8]+[.P8])/3" office:value-type="float" office:value="375" calcext:value-type="float">
            <text:p>375</text:p>
          </table:table-cell>
          <table:table-cell table:formula="of:=([.C8]+[.J8]+[.Q8])/3" office:value-type="float" office:value="67.2333333333333" calcext:value-type="float">
            <text:p>67,2333333333</text:p>
          </table:table-cell>
          <table:table-cell table:formula="of:=([.D8]+[.K8]+[.R8])/3" office:value-type="float" office:value="130.8" calcext:value-type="float">
            <text:p>130,8</text:p>
          </table:table-cell>
          <table:table-cell table:formula="of:=([.E8]+[.L8]+[.S8])/3" office:value-type="float" office:value="209" calcext:value-type="float">
            <text:p>209</text:p>
          </table:table-cell>
          <table:table-cell table:formula="of:=([.F8]+[.M8]+[.T8])/3" office:value-type="float" office:value="1019.43333333333" calcext:value-type="float">
            <text:p>1019,4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cas </meta:initial-creator>
    <meta:creation-date>2016-10-21T22:15:45.524030028</meta:creation-date>
    <dc:date>2016-10-22T22:56:52.061188756</dc:date>
    <dc:creator>chicas </dc:creator>
    <meta:editing-duration>P1DT10M5S</meta:editing-duration>
    <meta:editing-cycles>2</meta:editing-cycles>
    <meta:generator>LibreOffice/4.2.8.2$Linux_X86_64 LibreOffice_project/420m0$Build-2</meta:generator>
    <meta:document-statistic meta:table-count="1" meta:cell-count="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33cm" svg:height="14.727cm" xlink:href=".." xlink:type="simple" chart:class="chart:line" chart:column-mapping="1 0 2 3 4" chart:style-name="ch1">
        <chart:legend chart:legend-position="end" svg:x="21.087cm" svg:y="6.068cm" style:legend-expansion="high" chart:style-name="ch2"/>
        <chart:plot-area chart:style-name="ch3" table:cell-range-address="Sheet1.V2:Sheet1.AA8" chart:data-source-has-labels="both" svg:x="1.505cm" svg:y="0.294cm" svg:width="19.088cm" svg:height="13.158cm">
          <chartooo:coordinate-region svg:x="2.497cm" svg:y="0.494cm" svg:width="17.724cm" svg:height="12.311cm"/>
          <chart:axis chart:dimension="x" chart:name="primary-x" chart:style-name="ch4" chartooo:axis-type="auto">
            <chartooo:date-scale/>
            <chart:title svg:x="10.912cm" svg:y="13.746cm" chart:style-name="ch5">
              <text:p>k</text:p>
            </chart:title>
            <chart:categories table:cell-range-address="Sheet1.V3:Sheet1.V8"/>
          </chart:axis>
          <chart:axis chart:dimension="y" chart:name="primary-y" chart:style-name="ch4">
            <chart:title svg:x="0.451cm" svg:y="7.737cm" chart:style-name="ch6">
              <text:p>tiempo(ms)</text:p>
            </chart:title>
            <chart:grid chart:style-name="ch7" chart:class="major"/>
          </chart:axis>
          <chart:series chart:style-name="ch8" chart:values-cell-range-address="Sheet1.X3:Sheet1.X8" chart:label-cell-address="Sheet1.X2:Sheet1.X2" chart:class="chart:line">
            <chart:data-point chart:repeated="6"/>
          </chart:series>
          <chart:series chart:style-name="ch9" chart:values-cell-range-address="Sheet1.W3:Sheet1.W8" chart:label-cell-address="Sheet1.W2:Sheet1.W2" chart:class="chart:line">
            <chart:data-point chart:repeated="6"/>
          </chart:series>
          <chart:series chart:style-name="ch10" chart:values-cell-range-address="Sheet1.Y3:Sheet1.Y8" chart:label-cell-address="Sheet1.Y2:Sheet1.Y2" chart:class="chart:line">
            <chart:data-point chart:repeated="6"/>
          </chart:series>
          <chart:series chart:style-name="ch11" chart:values-cell-range-address="Sheet1.Z3:Sheet1.Z8" chart:label-cell-address="Sheet1.Z2:Sheet1.Z2" chart:class="chart:line">
            <chart:data-point chart:repeated="6"/>
          </chart:series>
          <chart:series chart:style-name="ch12" chart:values-cell-range-address="Sheet1.AA3:Sheet1.AA8" chart:label-cell-address="Sheet1.AA2:Sheet1.AA2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select</text:p>
                <draw:g>
                  <svg:desc>Sheet1.X2:Sheet1.X2</svg:desc>
                </draw:g>
              </table:table-cell>
              <table:table-cell office:value-type="string">
                <text:p>Fuerza bruta</text:p>
                <draw:g>
                  <svg:desc>Sheet1.W2:Sheet1.W2</svg:desc>
                </draw:g>
              </table:table-cell>
              <table:table-cell office:value-type="string">
                <text:p>K_Heapsort</text:p>
                <draw:g>
                  <svg:desc>Sheet1.Y2:Sheet1.Y2</svg:desc>
                </draw:g>
              </table:table-cell>
              <table:table-cell office:value-type="string">
                <text:p>K_Selecciones</text:p>
                <draw:g>
                  <svg:desc>Sheet1.Z2:Sheet1.Z2</svg:desc>
                </draw:g>
              </table:table-cell>
              <table:table-cell office:value-type="string">
                <text:p>Quickselect</text:p>
                <draw:g>
                  <svg:desc>Sheet1.AA2:Sheet1.AA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V3:Sheet1.V8</svg:desc>
                </draw:g>
              </table:table-cell>
              <table:table-cell office:value-type="float" office:value="22.6666666666667">
                <text:p>22.6666666666667</text:p>
                <draw:g>
                  <svg:desc>Sheet1.X3:Sheet1.X8</svg:desc>
                </draw:g>
              </table:table-cell>
              <table:table-cell office:value-type="float" office:value="321.666666666667">
                <text:p>321.666666666667</text:p>
                <draw:g>
                  <svg:desc>Sheet1.W3:Sheet1.W8</svg:desc>
                </draw:g>
              </table:table-cell>
              <table:table-cell office:value-type="float" office:value="0.011">
                <text:p>0.011</text:p>
                <draw:g>
                  <svg:desc>Sheet1.Y3:Sheet1.Y8</svg:desc>
                </draw:g>
              </table:table-cell>
              <table:table-cell office:value-type="float" office:value="0.0163333333333333">
                <text:p>0.0163333333333333</text:p>
                <draw:g>
                  <svg:desc>Sheet1.Z3:Sheet1.Z8</svg:desc>
                </draw:g>
              </table:table-cell>
              <table:table-cell office:value-type="float" office:value="47.0666666666667">
                <text:p>47.0666666666667</text:p>
                <draw:g>
                  <svg:desc>Sheet1.AA3:Sheet1.AA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2.7333333333333">
                <text:p>32.7333333333333</text:p>
              </table:table-cell>
              <table:table-cell office:value-type="float" office:value="311.666666666667">
                <text:p>311.666666666667</text:p>
              </table:table-cell>
              <table:table-cell office:value-type="float" office:value="60.9333333333333">
                <text:p>60.9333333333333</text:p>
              </table:table-cell>
              <table:table-cell office:value-type="float" office:value="120.433333333333">
                <text:p>120.433333333333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4.7333333333333">
                <text:p>44.7333333333333</text:p>
              </table:table-cell>
              <table:table-cell office:value-type="float" office:value="295">
                <text:p>295</text:p>
              </table:table-cell>
              <table:table-cell office:value-type="float" office:value="69.9">
                <text:p>69.9</text:p>
              </table:table-cell>
              <table:table-cell office:value-type="float" office:value="142.666666666667">
                <text:p>142.66666666666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7.6666666666667">
                <text:p>57.6666666666667</text:p>
              </table:table-cell>
              <table:table-cell office:value-type="float" office:value="325">
                <text:p>325</text:p>
              </table:table-cell>
              <table:table-cell office:value-type="float" office:value="98.5333333333334">
                <text:p>98.5333333333334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0.8666666666667">
                <text:p>60.8666666666667</text:p>
              </table:table-cell>
              <table:table-cell office:value-type="float" office:value="170.8">
                <text:p>170.8</text:p>
              </table:table-cell>
              <table:table-cell office:value-type="float" office:value="119.533333333333">
                <text:p>119.533333333333</text:p>
              </table:table-cell>
              <table:table-cell office:value-type="float" office:value="202.666666666667">
                <text:p>202.666666666667</text:p>
              </table:table-cell>
              <table:table-cell office:value-type="float" office:value="52.9666666666667">
                <text:p>52.9666666666667</text:p>
              </table:table-cell>
            </table:table-row>
            <table:table-row>
              <table:table-cell office:value-type="float" office:value="9999">
                <text:p>10000</text:p>
              </table:table-cell>
              <table:table-cell office:value-type="float" office:value="67.2333333333333">
                <text:p>67.2333333333333</text:p>
              </table:table-cell>
              <table:table-cell office:value-type="float" office:value="375">
                <text:p>375</text:p>
              </table:table-cell>
              <table:table-cell office:value-type="float" office:value="130.8">
                <text:p>130.8</text:p>
              </table:table-cell>
              <table:table-cell office:value-type="float" office:value="209">
                <text:p>209</text:p>
              </table:table-cell>
              <table:table-cell office:value-type="float" office:value="1019.43333333333">
                <text:p>1019.4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